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.097cm" fo:border="0.5pt solid #000000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efed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1e7083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Liberation Serif" fo:font-size="10pt" officeooo:rsid="01dcab4b" officeooo:paragraph-rsid="01d37c27" style:font-size-asian="8.75pt" style:font-size-complex="10pt"/>
    </style:style>
    <style:style style:name="P7" style:family="paragraph" style:parent-style-name="Standard">
      <style:text-properties style:font-name="Liberation Serif" fo:font-size="11pt" officeooo:rsid="01dcab4b" officeooo:paragraph-rsid="01d37c27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officeooo:paragraph-rsid="01e789d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1pt" officeooo:paragraph-rsid="01e91dbd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weight="normal" officeooo:paragraph-rsid="01e789d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paragraph-rsid="01e789d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fo:font-weight="normal" officeooo:paragraph-rsid="01e789d9" style:font-size-asian="11pt" style:font-weight-asian="normal" style:font-size-complex="11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185e0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1e789d9" style:font-style-asian="italic" style:font-style-complex="italic"/>
    </style:style>
    <style:style style:name="T8" style:family="text">
      <style:text-properties officeooo:rsid="01e3f9d6"/>
    </style:style>
    <style:style style:name="T9" style:family="text">
      <style:text-properties officeooo:rsid="01e789d9"/>
    </style:style>
    <style:style style:name="T10" style:family="text">
      <style:text-properties officeooo:rsid="01e91db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 table:number-columns-repeated="2"/>
        <table:table-row table:style-name="TableLine2826938098848">
          <table:table-cell table:style-name="Tabelle2.A1" office:value-type="string">
            <text:p text:style-name="P11"><text:span text:style-name="T4">public class Bank</text:span><text:line-break/>{<text:line-break/> <text:s text:c="2"/>private Kunde kd1, kd2, kd3;<text:line-break/> <text:s text:c="2"/>private Konto kto1, kto2, kto3;<text:line-break/> <text:s text:c="2"/>private Depot dep1, dep2;<text:line-break/><text:line-break/> <text:s text:c="2"/>public Bank()<text:line-break/> <text:s text:c="2"/>{<text:line-break/> <text:s text:c="5"/>kd1 = new Kunde("Dennis");<text:line-break/> <text:s text:c="5"/>kd2 = new Kunde("Kiara");<text:line-break/> <text:s text:c="5"/>kd3 = new Kunde("Salome");<text:line-break/><text:line-break/> <text:s text:c="5"/>kto1 = new Konto(1001);<text:line-break/> <text:s text:c="5"/>kto2 = new Konto(1002);<text:line-break/> <text:s text:c="5"/>kto3 = new Konto(1003);<text:line-break/><text:line-break/> <text:s text:c="5"/>dep1 = new Depot("Siemens");<text:line-break/> <text:s text:c="5"/>dep2 = new Depot("Bosch");<text:line-break/> <text:s text:c="2"/>}<text:line-break/><text:line-break/> <text:s text:c="2"/><text:span text:style-name="T4">public void anfangsWerte()</text:span><text:line-break/> <text:s text:c="2"/>{<text:line-break/> <text:s text:c="5"/>kd1.setKonto(kto1);<text:line-break/> <text:s text:c="5"/>kd2.setKonto(kto2);<text:line-break/> <text:s text:c="5"/>kd3.setKonto(kto3);<text:line-break/><text:line-break/> <text:s text:c="5"/>kd1.setDepot(dep1);<text:line-break/> <text:s text:c="5"/>kd3.setDepot(dep2);<text:line-break/> <text:s text:c="7"/><text:line-break/> <text:s text:c="5"/>kto1.einzahlen(500.0);<text:line-break/> <text:s text:c="5"/>kto2.einzahlen(500.0);<text:line-break/> <text:s text:c="5"/>kto3.einzahlen(500.0);<text:line-break/> <text:s text:c="7"/><text:line-break/> <text:s text:c="5"/>dep1.setKurs(100.0);<text:line-break/> <text:s text:c="5"/>dep2.setKurs(75.0);<text:line-break/> <text:s text:c="2"/>}</text:p>
            <text:p text:style-name="P11"/>
            <text:p text:style-name="P11"><text:s text:c="3"/><text:span text:style-name="T4">public Kunde kundeWaehlen()</text:span><text:line-break/> <text:s text:c="2"/>{<text:line-break/> <text:s text:c="5"/>String name;<text:line-break/> <text:s text:c="5"/>boolean gefunden = false;<text:line-break/> <text:s text:c="7"/></text:p>
          </table:table-cell>
          <table:table-cell table:style-name="Tabelle2.B1" office:value-type="string">
            <text:p text:style-name="P8"><text:span text:style-name="T4">public class Kunde</text:span><text:line-break/>{<text:line-break/> <text:s text:c="2"/>private String name;<text:line-break/> <text:s text:c="2"/>private Konto kto;<text:line-break/> <text:s text:c="2"/>private Depot dep;<text:line-break/> <text:s text:c="3"/><text:line-break/> <text:s text:c="2"/>public Kunde(String pn)<text:line-break/> <text:s text:c="2"/>{<text:line-break/> <text:s text:c="5"/>name = pn;<text:line-break/> <text:s text:c="2"/>}<text:line-break/> <text:s text:c="3"/><text:line-break/> <text:s text:c="2"/>public String getName()<text:line-break/> <text:s text:c="2"/>{<text:line-break/> <text:s text:c="5"/>return name;<text:line-break/> <text:s text:c="2"/>}<text:line-break/> <text:s text:c="3"/><text:line-break/> <text:s text:c="2"/>public void setKonto(Konto pk)<text:line-break/> <text:s text:c="2"/>{<text:line-break/> <text:s text:c="5"/>kto = pk;<text:line-break/> <text:s text:c="2"/>}<text:line-break/> <text:s text:c="3"/><text:line-break/> <text:s text:c="2"/>public Konto getKonto()<text:line-break/> <text:s text:c="2"/>{<text:line-break/> <text:s text:c="5"/>return kto;<text:line-break/> <text:s text:c="2"/>}<text:line-break/> <text:s text:c="3"/><text:line-break/> <text:s text:c="2"/>public void setDepot(Depot pd)<text:line-break/> <text:s text:c="2"/>{<text:line-break/> <text:s text:c="5"/>dep = pd;<text:line-break/> <text:s text:c="2"/>}<text:line-break/> <text:s text:c="3"/><text:line-break/> <text:s text:c="2"/>public Depot getDepot()<text:line-break/> <text:s text:c="2"/>{<text:line-break/> <text:s text:c="5"/>return dep;<text:line-break/> <text:s text:c="2"/>}<text:line-break/> <text:s text:c="3"/><text:line-break/> <text:s text:c="2"/>public boolean hatDepot()<text:line-break/> <text:s text:c="2"/>{<text:line-break/> <text:s text:c="5"/>return (dep != null);<text:line-break/> <text:s text:c="2"/>}<text:line-break/>}</text:p>
          </table:table-cell>
        </table:table-row>
        <table:table-row table:style-name="TableLine2826938098848">
          <table:table-cell table:style-name="Tabelle2.A1" table:number-columns-spanned="2" office:value-type="string">
            <text:p text:style-name="P11"><text:s text:c="6"/>while (!gefunden)<text:line-break/> <text:s text:c="5"/>{</text:p>
            <text:p text:style-name="P11"><text:s text:c="9"/>Console.println("Bitte geben Sie Ihren Namen ein:");<text:line-break/> <text:s text:c="8"/>name = Console.readString();<text:line-break/> <text:s text:c="7"/><text:line-break/> <text:s text:c="8"/>if (name.equals(kd1.getName()))<text:line-break/> <text:s text:c="8"/>{<text:line-break/> <text:s text:c="11"/>return kd1;<text:line-break/> <text:s text:c="8"/>}<text:line-break/> <text:s text:c="8"/><text:span text:style-name="T9">e</text:span>lse if (name.equals(kd2.getName()))<text:line-break/> <text:s text:c="8"/>{<text:line-break/> <text:s text:c="11"/>return kd2;<text:line-break/> <text:s text:c="8"/>}<text:line-break/> <text:s text:c="8"/>...</text:p>
          </table:table-cell>
          <table:covered-table-cell/>
        </table:table-row>
      </table:table>
      <text:p text:style-name="P10"><text:soft-page-break/><text:s text:c="9"/>...</text:p>
      <text:p text:style-name="P10"><text:s text:c="9"/>else if (name.equals(kd3.getName()))</text:p>
      <text:p text:style-name="P12"><text:s text:c="9"/>{<text:line-break/> <text:s text:c="11"/>return kd3;<text:line-break/> <text:s text:c="8"/>}<text:line-break/> <text:s text:c="8"/>else<text:line-break/> <text:s text:c="8"/>{<text:line-break/> <text:s text:c="11"/>Console.println("Kein Kunde mit diesem Namen");<text:line-break/> <text:s text:c="8"/>}<text:line-break/> <text:s text:c="5"/>}<text:line-break/> <text:s text:c="5"/>return null;<text:line-break/> <text:s text:c="2"/>}</text:p>
      <text:p text:style-name="P8"><text:line-break/> <text:s/><text:span text:style-name="T4"><text:s/>public void kontoBearbeiten(Kunde kd)</text:span><text:line-break/> <text:s text:c="2"/>{<text:line-break/> <text:s text:c="5"/>int wahl;<text:line-break/> <text:s text:c="5"/>double betrag;<text:line-break/></text:p>
      <text:p text:style-name="P8"><text:s text:c="6"/><text:span text:style-name="T6">// Sonderf</text:span><text:span text:style-name="T7">älle</text:span><text:span text:style-name="T6"> zur Sicherheit abfragen</text:span><text:line-break/> <text:s text:c="5"/>if (kd == null) { return; }<text:line-break/><text:line-break/> <text:s text:c="5"/>Konto kto = kd.getKonto();<text:line-break/> <text:s text:c="5"/>if (kto == null)<text:line-break/> <text:s text:c="5"/>{<text:line-break/> <text:s text:c="8"/>Console.println("Kein Konto vorhanden.");<text:line-break/> <text:s text:c="8"/>Console.readln();<text:line-break/> <text:s text:c="8"/>return;<text:line-break/> <text:s text:c="5"/>}<text:line-break/><text:line-break/> <text:s text:c="5"/>Console.println("Kunde: " + kd.getName());<text:line-break/> <text:s text:c="5"/>Console.println("Konton<text:span text:style-name="T9">r.</text:span> " + kto.getNummer() + " <text:span text:style-name="T9">S</text:span>tand: " <text:s/>+</text:p>
      <text:p text:style-name="P9"><text:s text:c="9"/>kto.getStand());<text:line-break/> <text:s text:c="7"/><text:line-break/> <text:s text:c="5"/>Console.print("Möchten Sie einzahlen (1) oder abheben (2)? ");<text:line-break/> <text:s text:c="5"/>wahl = Console.readInt();<text:line-break/> <text:s text:c="5"/>if (wahl == 1)<text:line-break/> <text:s text:c="5"/>{<text:line-break/> <text:s text:c="8"/>Console.print("Welchen Betrag einzahlen? ");<text:line-break/> <text:s text:c="8"/>betrag = Console.readDouble();<text:line-break/> <text:s text:c="8"/>if (betrag &lt;= 0.0)<text:line-break/> <text:s text:c="8"/>{<text:line-break/> <text:s text:c="11"/>Console.println("Kein negativer Betrag möglich.");<text:line-break/> <text:s text:c="8"/>}<text:line-break/> <text:s text:c="8"/>else<text:line-break/> <text:s text:c="8"/>{<text:line-break/> <text:s text:c="11"/>kto.einzahlen(betrag);<text:line-break/> <text:s text:c="8"/>}<text:line-break/> <text:s text:c="5"/>}<text:line-break/> <text:s text:c="5"/>else if (wahl == 2)<text:line-break/> <text:s text:c="5"/>{<text:line-break/> <text:s text:c="8"/>Console.print("Welchen Betrag abheben? ");<text:line-break/> <text:s text:c="8"/>betrag = Console.readDouble();<text:line-break/> <text:s text:c="8"/>if (betrag &gt; kto.getStand())<text:line-break/> <text:s text:c="8"/>{<text:line-break/> <text:s text:c="11"/>Console.println("So viel Geld haben Sie nicht.");<text:line-break/> <text:s text:c="8"/>}</text:p>
      <text:p text:style-name="P9"><text:s text:c="9"/>...</text:p>
      <text:p text:style-name="P9"><text:soft-page-break/><text:s text:c="9"/>...</text:p>
      <text:p text:style-name="P9"><text:s text:c="9"/>else<text:line-break/> <text:s text:c="8"/>{<text:line-break/> <text:s text:c="11"/>kto.abheben(betrag);<text:line-break/> <text:s text:c="8"/>}<text:line-break/> <text:s text:c="5"/>}<text:line-break/> <text:s text:c="5"/>else<text:line-break/> <text:s text:c="5"/>{<text:line-break/> <text:s text:c="8"/>Console.println("Falsche Eingabe");<text:line-break/> <text:s text:c="5"/>}<text:line-break/><text:line-break/> <text:s text:c="5"/>Console.println("Neuer Kontostand: " + kto.getStand());<text:line-break/> <text:s text:c="5"/>Console.readln();<text:line-break/> <text:s text:c="2"/>}<text:line-break/><text:line-break/> <text:s text:c="2"/><text:span text:style-name="T4">public void depotBearbeiten(Kunde kd)</text:span><text:line-break/> <text:s text:c="2"/>{<text:line-break/> <text:s text:c="5"/>int wahl, anzahl;<text:line-break/><text:line-break/> <text:s text:c="5"/><text:span text:style-name="T6">// Sonderfälle </text:span><text:line-break/> <text:s text:c="5"/>if (kd == null) { return; }<text:line-break/> <text:s text:c="7"/><text:line-break/> <text:s text:c="5"/>Konto kto = kd.getKonto();<text:line-break/> <text:s text:c="5"/>Depot dep = kd.getDepot();<text:line-break/><text:line-break/> <text:s text:c="5"/>if (kto == null || dep == null)<text:line-break/> <text:s text:c="5"/>{<text:line-break/> <text:s text:c="8"/>Console.println("Kein Konto bzw. Depot vorhanden.");<text:line-break/> <text:s text:c="8"/>Console.readln();<text:line-break/> <text:s text:c="8"/>return;<text:line-break/> <text:s text:c="5"/>}<text:line-break/> <text:s text:c="7"/><text:line-break/> <text:s text:c="5"/>Console.println("Kunde: " + kd.getName());<text:line-break/> <text:s text:c="5"/>Console.println("Konton<text:span text:style-name="T10">r</text:span>: " + kto.getNummer() + " <text:span text:style-name="T10">S</text:span>tand: " <text:s/>+</text:p>
      <text:p text:style-name="P9"><text:s text:c="9"/>kto.getStand());<text:line-break/> <text:s text:c="5"/>Console.println("Aktie: " + dep.getAktie() + " Anzahl: " +</text:p>
      <text:p text:style-name="P9"><text:s text:c="9"/>dep.getAnzahl() + " Kurs: " + dep.getKurs());<text:line-break/> <text:s text:c="7"/><text:line-break/> <text:s text:c="5"/>Console.print("Möchten Sie kaufen (1) oder verkaufen (2)? ");<text:line-break/> <text:s text:c="5"/>wahl = Console.readInt();<text:line-break/> <text:s text:c="5"/>if (wahl == 1)<text:line-break/> <text:s text:c="5"/>{<text:line-break/> <text:s text:c="8"/>Console.print("Wie viele Anteile? ");<text:line-break/> <text:s text:c="8"/>anzahl = Console.readInt();<text:line-break/> <text:s text:c="8"/>if (anzahl * dep.getKurs() &gt; kto.getStand())<text:line-break/> <text:s text:c="8"/>{<text:line-break/> <text:s text:c="11"/>Console.println("Kontostand reicht nicht aus.");<text:line-break/> <text:s text:c="8"/>}<text:line-break/> <text:s text:c="8"/>else<text:line-break/> <text:s text:c="8"/>{<text:line-break/> <text:s text:c="11"/>dep.kaufen(anzahl);<text:line-break/> <text:s text:c="11"/>kto.abheben(anzahl * dep.getKurs());<text:line-break/> <text:s text:c="11"/>Console.println("anzahl * dep.getKurs() + " abgehoben.");<text:line-break/> <text:s text:c="8"/>}<text:line-break/> <text:s text:c="5"/>}<text:line-break/> <text:s text:c="5"/>...</text:p>
      <text:p text:style-name="P9"/>
      <text:p text:style-name="P9"><text:soft-page-break/><text:s text:c="6"/>...</text:p>
      <text:p text:style-name="P9"><text:s text:c="6"/>else if (wahl == 2)<text:line-break/> <text:s text:c="5"/>{<text:line-break/> <text:s text:c="8"/>Console.println("Wie viele Anteile?");<text:line-break/> <text:s text:c="8"/>anzahl = Console.readInt();<text:line-break/> <text:s text:c="8"/>if (anzahl &gt; dep.getAnzahl())<text:line-break/> <text:s text:c="8"/>{<text:line-break/> <text:s text:c="11"/>Console.println("So viele Anteile haben Sie nicht.");<text:line-break/> <text:s text:c="8"/>}<text:line-break/> <text:s text:c="8"/>else<text:line-break/> <text:s text:c="8"/>{<text:line-break/> <text:s text:c="11"/>dep.verkaufen(anzahl);<text:line-break/> <text:s text:c="11"/>kto.einzahlen(anzahl * dep.getKurs());<text:line-break/> <text:s text:c="11"/>Console.println("anzahl * dep.getKurs() + " eingezahlt.");<text:line-break/> <text:s text:c="8"/>} <text:s text:c="11"/><text:line-break/> <text:s text:c="5"/>}<text:line-break/> <text:s text:c="5"/>else<text:line-break/> <text:s text:c="5"/>{<text:line-break/> <text:s text:c="8"/>Console.println("Falsche Eingabe");<text:line-break/> <text:s text:c="5"/>}<text:line-break/> <text:s text:c="2"/>}<text:line-break/><text:line-break/> <text:s text:c="2"/><text:span text:style-name="T4">public void main()</text:span><text:line-break/> <text:s text:c="2"/>{<text:line-break/> <text:s text:c="5"/>Kunde kd;<text:line-break/> <text:s text:c="5"/>int wahl;<text:line-break/> <text:s text:c="5"/>char c;<text:line-break/><text:line-break/> <text:s text:c="5"/>anfangsWerte();<text:line-break/> <text:s text:c="3"/><text:line-break/> <text:s text:c="5"/>do<text:line-break/> <text:s text:c="5"/>{<text:line-break/> <text:s text:c="8"/>kd = kundeWaehlen(); <text:s text:c="4"/><text:line-break/> <text:s text:c="8"/>if (kd.hatDepot())<text:line-break/> <text:s text:c="8"/>{<text:line-break/> <text:s text:c="11"/>Console.println("Konto (1) oder Depot (2) bearbeiten?");<text:line-break/> <text:s text:c="11"/>wahl = Console.readInt();<text:line-break/> <text:s text:c="11"/>if <text:s text:c="5"/>(wahl == 1) { kontoBearbeiten(kd); <text:span text:style-name="T10">}</text:span><text:line-break/> <text:s text:c="11"/>else if (wahl == 2) { <text:span text:style-name="T10">de</text:span>potBearbeiten(kd); <text:span text:style-name="T10">}</text:span><text:line-break/> <text:s text:c="11"/>else <text:s text:c="15"/>{ Console.println("Falsche Eingabe"); <text:span text:style-name="T10">}</text:span><text:line-break/> <text:s text:c="8"/>}<text:line-break/> <text:s text:c="8"/>else<text:line-break/> <text:s text:c="8"/>{<text:line-break/> <text:s text:c="11"/>kontoBearbeiten(kd); <text:s text:c="15"/><text:line-break/> <text:s text:c="8"/>}<text:line-break/> <text:s text:c="11"/><text:line-break/> <text:s text:c="8"/>Console.println("Mit weiterem Kunden fortfahren? (j/n)");<text:line-break/> <text:s text:c="8"/>c = Console.readChar();<text:line-break/> <text:s text:c="5"/>} while (<text:span text:style-name="T10">c = 'j'</text:span>);<text:line-break/> <text:s text:c="2"/>}<text:line-break/>}<text:line-break/></text:p>
      <text:p text:style-name="P7"/>
      <text:p text:style-name="P7"/>
      <text:p text:style-name="P6"/>
      <text:p text:style-name="P4"><draw:frame text:anchor-type="paragraph" draw:z-index="0" draw:name="Form1" draw:style-name="gr1" draw:text-style-name="P13" svg:width="1.795cm" svg:height="0.63cm" svg:x="15.196cm" svg:y="0.347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10">Juni</text:span><text:span text:style-name="T8"> 202</text:span><text:span text:style-name="T10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185e0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826880596880">
            <table:table-cell table:style-name="Tabelle1.A1" office:value-type="string">
              <text:p text:style-name="MP1"><text:span text:style-name="MT1">Referenz als Rückgabewert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27T18:41:00.513000000</dc:date>
    <meta:editing-duration>P4DT14H35M19S</meta:editing-duration>
    <meta:editing-cycles>337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22" meta:word-count="581" meta:character-count="5943" meta:non-whitespace-character-count="3645"/>
  </office:meta>
</office:document-meta>
</file>